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n estos 2 dias he planificado como voy a introducir las pautas que has marcado para evaluar, he avanzado con el movimiento y ya tengo como rotar el personaje y que siga avanzando en forward.</text:p>
      <text:p text:style-name="Standard"/>
      <text:p text:style-name="Standard">Tengo lo que seria el escenario casi completo, y mas o menos se como hacer el movimiento de los enemig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57S</meta:editing-duration>
    <meta:editing-cycles>3</meta:editing-cycles>
    <meta:generator>OpenOffice/4.1.10$Win32 OpenOffice.org_project/4110m2$Build-9807</meta:generator>
    <dc:date>2022-01-25T10:26:08.71</dc:date>
    <meta:document-statistic meta:table-count="0" meta:image-count="0" meta:object-count="0" meta:page-count="1" meta:paragraph-count="2" meta:word-count="55" meta:character-count="295"/>
    <meta:user-defined meta:name="Info 1"/>
    <meta:user-defined meta:name="Info 2"/>
    <meta:user-defined meta:name="Info 3"/>
    <meta:user-defined meta:name="Info 4"/>
  </office:meta>
</office:document-meta>
</file>